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4.07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4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0.762cm" svg:height="0.762cm" svg:x="3.81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572cm" svg:height="1.27cm" svg:x="9.144cm" svg:y="6.858cm">
          <text:p text:style-name="P1">Detec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572cm" svg:height="1.27cm" svg:x="9.144cm" svg:y="2.032cm">
          <text:p text:style-name="P1">Initializ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572cm" svg:height="1.27cm" svg:x="9.144cm" svg:y="11.176cm">
          <text:p text:style-name="P1">Send Message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572cm" svg:height="1.27cm" svg:x="17.018cm" svg:y="9.398cm">
          <text:p text:style-name="P1">Wai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572cm" svg:y1="2.667cm" svg:x2="9.144cm" svg:y2="2.667cm" draw:start-shape="id1" draw:start-glue-point="10" draw:end-shape="id2" draw:end-glue-point="3" svg:d="M4572 2667h4572" svg:viewBox="0 0 4573 1">
          <text:p/>
        </draw:connector>
        <draw:connector draw:style-name="gr3" draw:text-style-name="P2" draw:layer="layout" svg:x1="11.43cm" svg:y1="3.302cm" svg:x2="11.43cm" svg:y2="6.858cm" draw:start-shape="id2" draw:start-glue-point="2" draw:end-shape="id3" draw:end-glue-point="0" svg:d="M11430 3302v3556" svg:viewBox="0 0 1 3557">
          <text:p/>
        </draw:connector>
        <draw:connector draw:style-name="gr3" draw:text-style-name="P2" draw:layer="layout" svg:x1="11.43cm" svg:y1="8.128cm" svg:x2="11.43cm" svg:y2="11.176cm" draw:start-shape="id3" draw:start-glue-point="2" draw:end-shape="id4" draw:end-glue-point="0" svg:d="M11430 8128v3048" svg:viewBox="0 0 1 3049">
          <text:p/>
        </draw:connector>
        <draw:connector draw:style-name="gr3" draw:text-style-name="P2" draw:layer="layout" svg:x1="13.716cm" svg:y1="11.811cm" svg:x2="19.304cm" svg:y2="10.668cm" draw:start-shape="id4" draw:start-glue-point="1" draw:end-shape="id5" draw:end-glue-point="2" svg:d="M13716 11811h5588v-1143" svg:viewBox="0 0 5589 1144">
          <text:p/>
        </draw:connector>
        <draw:connector draw:style-name="gr3" draw:text-style-name="P2" draw:layer="layout" svg:x1="19.304cm" svg:y1="9.398cm" svg:x2="13.716cm" svg:y2="7.493cm" draw:start-shape="id5" draw:start-glue-point="0" draw:end-shape="id3" draw:end-glue-point="1" svg:d="M19304 9398v-1905h-5588" svg:viewBox="0 0 5589 1906">
          <text:p/>
        </draw:connector>
        <draw:connector draw:style-name="gr3" draw:text-style-name="P2" draw:layer="layout" draw:line-skew="0cm -0.515cm" svg:x1="9.144cm" svg:y1="7.493cm" svg:x2="11.43cm" svg:y2="6.858cm" draw:start-shape="id3" draw:start-glue-point="3" draw:end-shape="id3" draw:end-glue-point="0" svg:d="M9144 7493h-501v-1651h2787v1016" svg:viewBox="0 0 2788 1652">
          <text:p/>
        </draw:connector>
        <draw:frame draw:style-name="gr4" draw:text-style-name="P3" draw:layer="layout" svg:width="4.572cm" svg:height="0.848cm" svg:x="4.572cm" svg:y="1.946cm">
          <draw:text-box>
            <text:p>Program Start</text:p>
          </draw:text-box>
        </draw:frame>
        <draw:frame draw:style-name="gr5" draw:text-style-name="P3" draw:layer="layout" svg:width="5.334cm" svg:height="0.848cm" svg:x="6.35cm" svg:y="5.08cm">
          <draw:text-box>
            <text:p>Failure to detect</text:p>
          </draw:text-box>
        </draw:frame>
        <draw:frame draw:style-name="gr6" draw:text-style-name="P3" draw:layer="layout" svg:width="6.604cm" svg:height="0.848cm" svg:x="11.43cm" svg:y="4.658cm">
          <draw:text-box>
            <text:p>Initialization complete</text:p>
          </draw:text-box>
        </draw:frame>
        <draw:connector draw:style-name="gr3" draw:text-style-name="P2" draw:layer="layout" svg:x1="18.748cm" svg:y1="2.667cm" svg:x2="13.716cm" svg:y2="2.667cm" draw:end-shape="id2" draw:end-glue-point="1" svg:d="M18748 2667h-5032" svg:viewBox="0 0 5033 1">
          <text:p/>
        </draw:connector>
        <draw:frame draw:style-name="gr5" draw:text-style-name="P3" draw:layer="layout" svg:width="4.318cm" svg:height="0.848cm" svg:x="14.478cm" svg:y="1.819cm">
          <draw:text-box>
            <text:p>Exceptions</text:p>
          </draw:text-box>
        </draw:frame>
        <draw:frame draw:style-name="gr5" draw:text-style-name="P3" draw:layer="layout" svg:width="5.588cm" svg:height="0.848cm" svg:x="16.764cm" svg:y="6.645cm">
          <draw:text-box>
            <text:p>Time complete</text:p>
          </draw:text-box>
        </draw:frame>
        <draw:connector draw:style-name="gr3" draw:text-style-name="P2" draw:layer="layout" draw:line-skew="-2.547cm" svg:x1="9.144cm" svg:y1="11.811cm" svg:x2="9.144cm" svg:y2="2.667cm" draw:start-shape="id4" draw:start-glue-point="3" draw:end-shape="id2" draw:end-glue-point="3" svg:d="M9144 11811h-3048v-9144h3048" svg:viewBox="0 0 3049 9145">
          <text:p/>
        </draw:connector>
        <draw:frame draw:style-name="gr7" draw:text-style-name="P3" draw:layer="layout" svg:width="5.588cm" svg:height="1.445cm" svg:x="1.524cm" svg:y="8.128cm">
          <draw:text-box>
            <text:p>Failure to send <text:s text:c="11"/>message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10:52.853765699</meta:creation-date>
    <dc:date>2018-07-16T13:22:10.094957011</dc:date>
    <meta:editing-duration>PT46S</meta:editing-duration>
    <meta:editing-cycles>1</meta:editing-cycles>
    <meta:document-statistic meta:object-count="42"/>
    <meta:generator>LibreOffice/6.0.3.2$Linux_X86_64 LibreOffice_project/00m0$Build-2</meta:generator>
  </office:meta>
</office:document-meta>
</file>